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89747" officeooo:paragraph-rsid="00189747"/>
    </style:style>
    <style:style style:name="P2" style:family="paragraph" style:parent-style-name="Standard" style:list-style-name="L1">
      <style:text-properties officeooo:rsid="00189747" officeooo:paragraph-rsid="00189747"/>
    </style:style>
    <style:style style:name="P3" style:family="paragraph" style:parent-style-name="Standard" style:list-style-name="L2">
      <style:text-properties officeooo:rsid="00189747" officeooo:paragraph-rsid="00189747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hared Memory Programming with Pthreads</text:p>
      <text:p text:style-name="P1"/>
      <text:p text:style-name="P1">process – an instance of a running (or suspended) program</text:p>
      <text:p text:style-name="P1">threads – analogous to a “lightweight” process.</text:p>
      <text:p text:style-name="P1"/>
      <text:p text:style-name="P1">In a shared memory program, a single process may have multiple threads of control.</text:p>
      <text:list xml:id="list1891812336" text:style-name="L1">
        <text:list-item>
          <text:p text:style-name="P2">See Firefox and how each extension is often made as its own thread</text:p>
        </text:list-item>
      </text:list>
      <text:p text:style-name="P1"/>
      <text:p text:style-name="P1">POSIX threads</text:p>
      <text:list xml:id="list1201907533" text:style-name="L2">
        <text:list-item>
          <text:p text:style-name="P3">also known as Pthreads</text:p>
        </text:list-item>
        <text:list-item>
          <text:p text:style-name="P3">a standard for Unix-like operating systems. </text:p>
        </text:list-item>
        <text:list-item>
          <text:p text:style-name="P3">A library that can be linked with C programs. </text:p>
        </text:list-item>
        <text:list-item>
          <text:p text:style-name="P3">Specifies an API for multi-threaded programming. </text:p>
        </text:list-item>
      </text:list>
      <text:p text:style-name="P1"/>
      <text:p text:style-name="P1">API – application programming interface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3T13:56:52.530213932</meta:creation-date>
    <dc:date>2021-09-13T14:15:40.769210911</dc:date>
    <meta:editing-duration>PT8M38S</meta:editing-duration>
    <meta:editing-cycles>2</meta:editing-cycles>
    <meta:generator>LibreOffice/7.2.0.4$Linux_X86_64 LibreOffice_project/20$Build-4</meta:generator>
    <meta:document-statistic meta:table-count="0" meta:image-count="0" meta:object-count="0" meta:page-count="1" meta:paragraph-count="11" meta:word-count="83" meta:character-count="509" meta:non-whitespace-character-count="436"/>
  </office:meta>
</office:document-meta>
</file>